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514" calcext:value-type="float">
            <text:p>0.514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9" calcext:value-type="float">
            <text:p>0.09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677" calcext:value-type="float">
            <text:p>0.677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1" calcext:value-type="float">
            <text:p>0.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65" calcext:value-type="float">
            <text:p>0.3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16" calcext:value-type="float">
            <text:p>0.516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5" calcext:value-type="float">
            <text:p>0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55" calcext:value-type="float">
            <text:p>0.0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3" calcext:value-type="float">
            <text:p>0.3</text:p>
          </table:table-cell>
          <table:table-cell office:value-type="float" office:value="0.095" calcext:value-type="float">
            <text:p>0.095</text:p>
          </table:table-cell>
          <table:table-cell office:value-type="float" office:value="0.3515" calcext:value-type="float">
            <text:p>0.35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237" calcext:value-type="float">
            <text:p>0.23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33" calcext:value-type="float">
            <text:p>0.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8" calcext:value-type="float">
            <text:p>0.7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7" calcext:value-type="float">
            <text:p>0.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65" calcext:value-type="float">
            <text:p>0.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151" calcext:value-type="float">
            <text:p>0.15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21" calcext:value-type="float">
            <text:p>0.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406" calcext:value-type="float">
            <text:p>0.406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5" calcext:value-type="float">
            <text:p>0.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9" calcext:value-type="float">
            <text:p>0.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405" calcext:value-type="float">
            <text:p>0.4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55" calcext:value-type="float">
            <text:p>0.355</text:p>
          </table:table-cell>
          <table:table-cell office:value-type="float" office:value="0.1" calcext:value-type="float">
            <text:p>0.1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185" calcext:value-type="float">
            <text:p>0.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3" calcext:value-type="float">
            <text:p>0.133</text:p>
          </table:table-cell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28" calcext:value-type="float">
            <text:p>0.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451" calcext:value-type="float">
            <text:p>0.45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" calcext:value-type="float">
            <text:p>0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8" calcext:value-type="float">
            <text:p>0.08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381" calcext:value-type="float">
            <text:p>0.381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5" calcext:value-type="float">
            <text:p>0.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28" calcext:value-type="float">
            <text:p>0.2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5" calcext:value-type="float">
            <text:p>0.0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275" calcext:value-type="float">
            <text:p>0.275</text:p>
          </table:table-cell>
          <table:table-cell office:value-type="float" office:value="0.1" calcext:value-type="float">
            <text:p>0.1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08" calcext:value-type="float">
            <text:p>0.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85" calcext:value-type="float">
            <text:p>0.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44" calcext:value-type="float">
            <text:p>0.44</text:p>
          </table:table-cell>
          <table:table-cell office:value-type="float" office:value="0.155" calcext:value-type="float">
            <text:p>0.155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" calcext:value-type="float">
            <text:p>0.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48" calcext:value-type="float">
            <text:p>0.48</text:p>
          </table:table-cell>
          <table:table-cell office:value-type="float" office:value="0.165" calcext:value-type="float">
            <text:p>0.165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513" calcext:value-type="float">
            <text:p>0.51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5" calcext:value-type="float">
            <text:p>0.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188" calcext:value-type="float">
            <text:p>0.188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5" calcext:value-type="float">
            <text:p>0.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445" calcext:value-type="float">
            <text:p>0.445</text:p>
          </table:table-cell>
          <table:table-cell office:value-type="float" office:value="0.14" calcext:value-type="float">
            <text:p>0.14</text:p>
          </table:table-cell>
          <table:table-cell office:value-type="float" office:value="0.931" calcext:value-type="float">
            <text:p>0.93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8" calcext:value-type="float">
            <text:p>0.18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394" calcext:value-type="float">
            <text:p>0.39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95" calcext:value-type="float">
            <text:p>0.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4" calcext:value-type="float">
            <text:p>0.14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0.165" calcext:value-type="float">
            <text:p>0.165</text:p>
          </table:table-cell>
          <table:table-cell office:value-type="float" office:value="1.639" calcext:value-type="float">
            <text:p>1.639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65" calcext:value-type="float">
            <text:p>0.165</text:p>
          </table:table-cell>
          <table:table-cell office:value-type="float" office:value="1.338" calcext:value-type="float">
            <text:p>1.338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5" calcext:value-type="float">
            <text:p>0.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1.798" calcext:value-type="float">
            <text:p>1.798</text:p>
          </table:table-cell>
          <table:table-cell office:value-type="float" office:value="0.815" calcext:value-type="float">
            <text:p>0.815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455" calcext:value-type="float">
            <text:p>0.4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1.7095" calcext:value-type="float">
            <text:p>1.7095</text:p>
          </table:table-cell>
          <table:table-cell office:value-type="float" office:value="0.633" calcext:value-type="float">
            <text:p>0.63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355" calcext:value-type="float">
            <text:p>0.3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5" calcext:value-type="float">
            <text:p>0.155</text:p>
          </table:table-cell>
          <table:table-cell office:value-type="float" office:value="1.217" calcext:value-type="float">
            <text:p>1.217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45" calcext:value-type="float">
            <text:p>0.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83" calcext:value-type="float">
            <text:p>0.883</text:p>
          </table:table-cell>
          <table:table-cell office:value-type="float" office:value="0.381" calcext:value-type="float">
            <text:p>0.381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362" calcext:value-type="float">
            <text:p>0.36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" calcext:value-type="float">
            <text:p>0.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95" calcext:value-type="float">
            <text:p>0.2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5" calcext:value-type="float">
            <text:p>0.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" calcext:value-type="float">
            <text:p>0.12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7" calcext:value-type="float">
            <text:p>0.07</text:p>
          </table:table-cell>
          <table:table-cell office:value-type="float" office:value="0.161" calcext:value-type="float">
            <text:p>0.16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45" calcext:value-type="float">
            <text:p>0.0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6" calcext:value-type="float">
            <text:p>0.16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45" calcext:value-type="float">
            <text:p>0.2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12" calcext:value-type="float">
            <text:p>0.12</text:p>
          </table:table-cell>
          <table:table-cell office:value-type="float" office:value="0.595" calcext:value-type="float">
            <text:p>0.5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3" calcext:value-type="float">
            <text:p>0.30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float" office:value="0.385" calcext:value-type="float">
            <text:p>0.38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85" calcext:value-type="float">
            <text:p>0.3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83" calcext:value-type="float">
            <text:p>0.583</text:p>
          </table:table-cell>
          <table:table-cell office:value-type="float" office:value="0.246" calcext:value-type="float">
            <text:p>0.246</text:p>
          </table:table-cell>
          <table:table-cell office:value-type="float" office:value="0.13" calcext:value-type="float">
            <text:p>0.13</text:p>
          </table:table-cell>
          <table:table-cell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45" calcext:value-type="float">
            <text:p>0.3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8" calcext:value-type="float">
            <text:p>0.1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35" calcext:value-type="float">
            <text:p>0.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11" calcext:value-type="float">
            <text:p>0.1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" calcext:value-type="float">
            <text:p>0.16</text:p>
          </table:table-cell>
          <table:table-cell office:value-type="float" office:value="0.175" calcext:value-type="float">
            <text:p>0.1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13" calcext:value-type="float">
            <text:p>0.13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234" calcext:value-type="float">
            <text:p>0.234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85" calcext:value-type="float">
            <text:p>0.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44" calcext:value-type="float">
            <text:p>0.44</text:p>
          </table:table-cell>
          <table:table-cell office:value-type="float" office:value="0.16" calcext:value-type="float">
            <text:p>0.16</text:p>
          </table:table-cell>
          <table:table-cell office:value-type="float" office:value="0.915" calcext:value-type="float">
            <text:p>0.915</text:p>
          </table:table-cell>
          <table:table-cell office:value-type="float" office:value="0.354" calcext:value-type="float">
            <text:p>0.354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5" calcext:value-type="float">
            <text:p>0.1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85" calcext:value-type="float">
            <text:p>0.4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9" calcext:value-type="float">
            <text:p>0.39</text:p>
          </table:table-cell>
          <table:table-cell office:value-type="float" office:value="0.12" calcext:value-type="float">
            <text:p>0.12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9:39:25.706062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9:36:30.217671663</meta:creation-date>
    <dc:date>2022-11-04T19:40:56.744751641</dc:date>
    <meta:editing-duration>PT2M44S</meta:editing-duration>
    <meta:editing-cycles>2</meta:editing-cycles>
    <meta:generator>LibreOffice/6.4.7.2$Linux_X86_64 LibreOffice_project/40$Build-2</meta:generator>
    <meta:document-statistic meta:table-count="1" meta:cell-count="552" meta:object-count="0"/>
  </office:meta>
</office:document-meta>
</file>